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style:use-window-font-color="true" fo:font-size="12pt" style:font-size-asian="12pt" style:font-size-complex="12pt"/>
    </style:style>
    <style:style style:name="T1" style:family="text">
      <style:text-properties fo:color="#008000"/>
    </style:style>
    <style:style style:name="T2" style:family="text">
      <style:text-properties fo:color="#008000" fo:font-size="12pt" style:font-size-asian="12pt" style:font-size-complex="12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8pt" style:font-size-asian="8pt" style:font-size-complex="8pt"/>
    </style:style>
    <style:style style:name="T5" style:family="text">
      <style:text-properties style:use-window-font-color="true" style:font-name="Tahoma" fo:font-size="10pt"/>
    </style:style>
    <style:style style:name="T6" style:family="text">
      <style:text-properties style:use-window-font-color="true" style:font-size-asian="12pt" style:font-size-complex="12pt"/>
    </style:style>
    <style:style style:name="T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m 插件安装及管理</text:p>
      <text:p text:style-name="P2"/>
      <text:p text:style-name="P2">当前用户的vim工作目录为～/.vim/ ， 如果你已经安装了一些插件，他们会分散在该目录下的autoload/, plugin/, after/ 等目录下，请将他们的相关文件移除，我们统一使用pathogen管理插件</text:p>
      <text:p text:style-name="P2"/>
      <text:p text:style-name="P2">一、使用pathogen管理所有插件</text:p>
      <text:p text:style-name="P2">安装</text:p>
      <text:p text:style-name="Standard"><text:span text:style-name="T7"><text:tab/>下载pathogen </text:span><text:a xlink:type="simple" xlink:href="https://github.com/tpope/vim-pathogen"><text:span text:style-name="T7">https://github.com/tpope/vim-pathogen</text:span></text:a></text:p>
      <text:p text:style-name="P2"><text:tab/>将pathogen.vim文件放到~/.vim/autoload/目录下（如果没有，请创建该目录）</text:p>
      <text:p text:style-name="P2">配置</text:p>
      <text:p text:style-name="P2"><text:tab/>在～/.vimrc 文件中添加如下内容：</text:p>
      <text:p text:style-name="P2"><text:tab/>call pathogen#infect()</text:p>
      <text:p text:style-name="P2"><text:tab/>syntax on</text:p>
      <text:p text:style-name="P2"><text:tab/>filetype plugin indent on</text:p>
      <text:p text:style-name="P2"/>
      <text:p text:style-name="P2">在～/.vim/ 目录下新建一个bundle/ 目录，以后所有的插件将安装到此位置，如果要删除插件，直接将该目录下对应插件的目录删除即可。对于那些使用git管理的插件，我们使用git clone来下载他们，这样的好处是我们可以随时使用git pull origin 获取插件最新的版本</text:p>
      <text:p text:style-name="P2"/>
      <text:p text:style-name="P2">二、安装Tagbar</text:p>
      <text:p text:style-name="P2">Tagbar 为当前文件提供函数，变量，红定义等的索引，是Taglist的升级替代品</text:p>
      <text:p text:style-name="P2">安装：</text:p>
      <text:p text:style-name="Standard"><text:span text:style-name="T7"><text:tab/>在~/.vim/bundle/ 目录下 运行 git clone </text:span><text:a xlink:type="simple" xlink:href="https://github.com/majutsushi/tagbar.git"><text:span text:style-name="T7">https:</text:span></text:a><text:a xlink:type="simple" xlink:href="https://github.com/majutsushi/tagbar.git"><text:span text:style-name="T2">//github.com/majutsushi/tagbar.git</text:span></text:a></text:p>
      <text:p text:style-name="P4">配置：</text:p>
      <text:p text:style-name="P2"><text:span text:style-name="T1"><text:tab/></text:span><text:span text:style-name="T3">打开~/.vimrc文件，并添加如下内容</text:span></text:p>
      <text:p text:style-name="P4"><text:tab/>nnoremap &lt;silent&gt; &lt;F8&gt; :TagbarToggle&lt;CR&gt; (按F8打开Tagbar, 可更换你喜欢的快捷键）</text:p>
      <text:p text:style-name="P4"><text:tab/>let g:tagbar_width = 40 （窗口宽度）</text:p>
      <text:p text:style-name="P4"><text:tab/>let g:tagbar_right = 1 （新窗口将在右边打开）</text:p>
      <text:p text:style-name="P4"/>
      <text:p text:style-name="P4">自动补全功能</text:p>
      <text:p text:style-name="P4">三、Snipmate</text:p>
      <text:p text:style-name="P4">Snipmate 通过预定义的snippets来对代码进行补全，当你敲完for然后按tab键，Snipmate将为你补全语法结构，并可以继续按tab键在其中跳转</text:p>
      <text:p text:style-name="P4">安装：</text:p>
      <text:p text:style-name="P2"><text:span text:style-name="T3"><text:tab/> 在~/.vim/bundle/ 目录下 运行 git clone </text:span><text:a xlink:type="simple" xlink:href="https://github.com/msanders/snipmate.vim.git">https://github.com/msanders/snipmate.vim.git</text:a></text:p>
      <text:p text:style-name="P4"/>
      <text:p text:style-name="P4"><text:soft-page-break/>四、NeoComplCache</text:p>
      <text:p text:style-name="P4">NeoComplCache会弹出popup menu 供用户选择进行自动匹配，由于其使用缓存，所以自动补全效率较高，生成的关键词列表也比较准确</text:p>
      <text:p text:style-name="P4">安装：</text:p>
      <text:p text:style-name="P1"><text:span text:style-name="T6"><text:tab/> 在~/.vim/bundle/ 目录下 运行 git clone </text:span><text:span text:style-name="T5">https://github.com/Shougo/neocomplcache.git</text:span></text:p>
      <text:p text:style-name="P4">配置：</text:p>
      <text:p text:style-name="P4"><text:tab/>打开~/.vimrc, 并输入一下内容</text:p>
      <text:p text:style-name="P4"><text:tab/>let g:neocomplcache_enable_at_startup = 1</text:p>
      <text:p text:style-name="P4"><text:tab/>let g:neocomplcache_enable_smart_case = 1</text:p>
      <text:p text:style-name="P4"><text:tab/>let g:neocomplcache_enable_camel_case_completion = 1</text:p>
      <text:p text:style-name="P4"><text:tab/>let g:neocomplcache_enable_underbar_completion = 1</text:p>
      <text:p text:style-name="P4"><text:tab/>let g:neocomplcache_min_syntax_length = 3</text:p>
      <text:p text:style-name="P4"><text:tab/>let g:neocomplcache_lock_buffer_name_pattern = '\*ku\*'</text:p>
      <text:p text:style-name="P4"><text:tab/>let g:neocomplcache_enable_auto_select = 1</text:p>
      <text:p text:style-name="P4"><text:tab/>let g:neocomplcache_dictionary_filetype_lists = {</text:p>
      <text:p text:style-name="P4"><text:tab/> <text:s text:c="5"/>\ 'default' : '',</text:p>
      <text:p text:style-name="P4"><text:tab/> <text:s text:c="5"/>\ 'vimshell' : $HOME.'/.vimshell_hist',</text:p>
      <text:p text:style-name="P4"><text:tab/> <text:s text:c="5"/>\ 'scheme' : $HOME.'/.gosh_completions'</text:p>
      <text:p text:style-name="P4"><text:tab/> <text:s text:c="5"/>\ }</text:p>
      <text:p text:style-name="P4"><text:tab/>if !exists('g:neocomplcache_keyword_patterns')</text:p>
      <text:p text:style-name="P4"><text:tab/> <text:s text:c="5"/>let g:neocomplcache_keyword_patterns = {}</text:p>
      <text:p text:style-name="P4"><text:tab/>endif</text:p>
      <text:p text:style-name="P4"><text:tab/>let g:neocomplcache_keyword_patterns['default'] = '\h\w*'</text:p>
      <text:p text:style-name="P4"><text:tab/>inoremap &lt;expr&gt;&lt;CR&gt; <text:s/>neocomplcache#smart_close_popup() . "\&lt;CR&gt;"</text:p>
      <text:p text:style-name="P4"><text:tab/>inoremap &lt;expr&gt;&lt;BS&gt; neocomplcache#smart_close_popup()."\&lt;C-h&gt;"</text:p>
      <text:p text:style-name="P3"><text:span text:style-name="T3"><text:tab/></text:span><text:span text:style-name="T4">inoremap &lt;expr&gt;&lt;space&gt; pumvisible() ？ neocomplcache#cancel_popup()."\&lt;SPACE&gt;":"\&lt;SPACE&gt;"</text:span></text:p>
      <text:p text:style-name="P4"><text:tab/>inoremap &lt;expr&gt;&lt;C-e&gt; neocomplcache#cancel_popup()</text:p>
      <text:p text:style-name="P4"><text:tab/>inoremap &lt;expr&gt;&lt;Enter&gt; <text:s/>pumvisible() ? "\&lt;C-Y&gt;" : "\&lt;Enter&gt;"</text:p>
      <text:p text:style-name="P4"/>
      <text:p text:style-name="P4">说明：</text:p>
      <text:p text:style-name="P4"><text:tab/>由于Snipmate和NeoComplCache 默认情况下都是由tab键触发，所以有可能产生冲突，</text:p>
      <text:p text:style-name="P4"><text:tab/>所以我修改了NeoComplCache的默认配置，将其改为始终弹出匹配选择菜单，敲击回车<text:tab/>选择选项，上下箭头遍历选项，按空格取消匹配并如入空格，按ctrl-e取消匹配。同时设<text:tab/>置了大小写敏敢匹配和至少如入三个字符才开始匹配等设置，你可以按照自己的习惯修<text:tab/>改这些设置</text:p>
      <text:p text:style-name="P4">五、omnicppcomplete</text:p>
      <text:p text:style-name="P4">这个插件对-&gt;, ., :: 等操作符输入时弹出匹配选择框进行补全</text:p>
      <text:p text:style-name="P4">安装：</text:p>
      <text:p text:style-name="P2"><text:span text:style-name="T3"><text:tab/> 在~/.vim/bundle/ 目录下 运行 git clone </text:span><text:a xlink:type="simple" xlink:href="https://github.com/vim-scripts/OmniCppComplete.git">https://github.com/vim-scripts/OmniCppComplete.git</text:a></text:p>
      <text:p text:style-name="P4">配置：</text:p>
      <text:p text:style-name="P4"><text:soft-page-break/><text:tab/>" enable the global scope search</text:p>
      <text:p text:style-name="P4"><text:tab/>let OmniCpp_GlobalScopeSearch = 1</text:p>
      <text:p text:style-name="P4"><text:tab/>" search namespaces in the current buffer</text:p>
      <text:p text:style-name="P4"><text:tab/>let OmniCpp_NamespaceSearch = 1</text:p>
      <text:p text:style-name="P4"><text:tab/>" always show all members</text:p>
      <text:p text:style-name="P4"><text:tab/>let OmniCpp_DisplayMode = 1</text:p>
      <text:p text:style-name="P4"><text:tab/>" show scope in abbreviation and remove the last column in the popup menu</text:p>
      <text:p text:style-name="P4"><text:tab/>let OmniCpp_ShowScopeInAbbr = 1</text:p>
      <text:p text:style-name="P4"><text:tab/>" show prototype of the function in the abbreviation part of the popup menu</text:p>
      <text:p text:style-name="P4"><text:tab/>let OmniCpp_ShowPrototypeInAbbr = 1</text:p>
      <text:p text:style-name="P4"><text:tab/>" show access information</text:p>
      <text:p text:style-name="P4"><text:tab/>let OmniCpp_ShowAccess = 1</text:p>
      <text:p text:style-name="P4"><text:tab/>" complete enabled for dot</text:p>
      <text:p text:style-name="P4"><text:tab/>let OmniCpp_MayCompleteDot = 1</text:p>
      <text:p text:style-name="P4"><text:tab/>" complete enabled for arrow</text:p>
      <text:p text:style-name="P4"><text:tab/>let OmniCpp_MayCompleteArrow = 1</text:p>
      <text:p text:style-name="P4"><text:tab/>" complete enabled for scope</text:p>
      <text:p text:style-name="P4"><text:tab/>let OmniCpp_MayCompleteScope = 1</text:p>
      <text:p text:style-name="P4"/>
      <text:p text:style-name="P4">查找与跳转</text:p>
      <text:p text:style-name="P4">六、cscope</text:p>
      <text:p text:style-name="P4">cscope 提供交互式的符号查询功能</text:p>
      <text:p text:style-name="P4">安装：</text:p>
      <text:p text:style-name="P4"><text:tab/>sudo zypper install cscope</text:p>
      <text:p text:style-name="P4">配置：</text:p>
      <text:p text:style-name="P4"><text:tab/>打开~/bin/create_cscope, 并修改最后一行</text:p>
      <text:p text:style-name="P4"><text:tab/>cscope -bkq -i $CFILE</text:p>
      <text:p text:style-name="P4"><text:tab/>打开~/.vimrc, 添加如下内容</text:p>
      <text:p text:style-name="P4"><text:tab/>" Using 'Control-\ + key' makes the vim window split vertically,</text:p>
      <text:p text:style-name="P4"><text:tab/>" with search result displayed in the window</text:p>
      <text:p text:style-name="P4"><text:tab/>" 's' symbol: find all references to the token under cursor</text:p>
      <text:p text:style-name="P4"><text:tab/>nnoremap &lt;C-\&gt;s :vert scs find s &lt;C-R&gt;=expand("&lt;cword&gt;")&lt;CR&gt;&lt;CR&gt;</text:p>
      <text:p text:style-name="P4"><text:tab/>" 'g' global: find global definition(s) of the token under cursor</text:p>
      <text:p text:style-name="P4"><text:tab/>nnoremap &lt;C-\&gt;g :vert scs find g &lt;C-R&gt;=expand("&lt;cword&gt;")&lt;CR&gt;&lt;CR&gt;</text:p>
      <text:p text:style-name="P4"><text:tab/>" 'c' calls: find all calls to the function name under cursor</text:p>
      <text:p text:style-name="P4"><text:tab/>nnoremap &lt;C-\&gt;c :vert scs find c &lt;C-R&gt;=expand("&lt;cword&gt;")&lt;CR&gt;&lt;CR&gt;</text:p>
      <text:p text:style-name="P4"><text:tab/>" 't' text: find all instances of the text under cursor</text:p>
      <text:p text:style-name="P4"><text:tab/>nnoremap &lt;C-\&gt;t :vert scs find t &lt;C-R&gt;=expand("&lt;cword&gt;")&lt;CR&gt;&lt;CR&gt;</text:p>
      <text:p text:style-name="P4"><text:tab/>" 'e' egrep: egrep search for the word under cursor</text:p>
      <text:p text:style-name="P4"><text:tab/>nnoremap &lt;C-\&gt;e :vert scs find e &lt;C-R&gt;=expand("&lt;cword&gt;")&lt;CR&gt;&lt;CR&gt;</text:p>
      <text:p text:style-name="P4"><text:tab/>" 'f' file: open the filename under cursor</text:p>
      <text:p text:style-name="P4"><text:tab/>nnoremap &lt;C-\&gt;f :vert scs find f &lt;C-R&gt;=expand("&lt;cfile&gt;")&lt;CR&gt;&lt;CR&gt;</text:p>
      <text:p text:style-name="P4"><text:tab/>" 'i' includes: find files that include the filename under cursor</text:p>
      <text:p text:style-name="P4"><text:tab/>nnoremap &lt;C-\&gt;i :vert scs find i &lt;C-R&gt;=expand("&lt;cfile&gt;")&lt;CR&gt;&lt;CR&gt;</text:p>
      <text:p text:style-name="P4"><text:tab/>" 'd' called: find functions that function under cursor calls</text:p>
      <text:p text:style-name="P4"><text:soft-page-break/><text:tab/>nnoremap &lt;C-\&gt;d :vert scs find d &lt;C-R&gt;=expand("&lt;cword&gt;")&lt;CR&gt;&lt;CR&gt;</text:p>
      <text:p text:style-name="P4"/>
      <text:p text:style-name="P4"><text:tab/>" using 'alt+key' search result in a new buffer</text:p>
      <text:p text:style-name="P4"><text:tab/>" we cannot use &lt;A-key&gt; to map 'alt-key' directly in terminal</text:p>
      <text:p text:style-name="P4"><text:tab/>" because when press alt in terminal it will be translated to &lt;Esc&gt;</text:p>
      <text:p text:style-name="P4"><text:tab/>" I use set to combine the 'alt-key' to a virtual multi-byte character</text:p>
      <text:p text:style-name="P4"><text:tab/>" which <text:s/>first byte is &lt;Esc&gt; (like F1), and the benefit is ttimeoutlen</text:p>
      <text:p text:style-name="P4"><text:tab/>" affect it instead of timeoulen</text:p>
      <text:p text:style-name="P4"><text:tab/>if has("gui_running")</text:p>
      <text:p text:style-name="P4"><text:s text:c="3"/><text:tab/><text:tab/> " disable alt key in gvim to make our mapping working</text:p>
      <text:p text:style-name="P4"><text:s text:c="4"/><text:tab/><text:tab/>set guioptions-=m</text:p>
      <text:p text:style-name="P4"><text:tab/>else </text:p>
      <text:p text:style-name="P4"><text:tab/> <text:s text:c="3"/>set &lt;M-f&gt;=^[f</text:p>
      <text:p text:style-name="P4"><text:tab/> <text:s text:c="3"/>set &lt;M-g&gt;=^[g</text:p>
      <text:p text:style-name="P4"><text:tab/> <text:s text:c="3"/>set &lt;M-t&gt;=^[t</text:p>
      <text:p text:style-name="P4"><text:tab/> <text:s text:c="3"/>set &lt;M-c&gt;=^[c</text:p>
      <text:p text:style-name="P4"><text:tab/> <text:s text:c="3"/>set &lt;M-e&gt;=^[e</text:p>
      <text:p text:style-name="P4"><text:tab/> <text:s text:c="3"/>set &lt;M-o&gt;=^[o</text:p>
      <text:p text:style-name="P4"><text:tab/> <text:s text:c="3"/>set &lt;M-i&gt;=^[i</text:p>
      <text:p text:style-name="P4"><text:tab/> <text:s text:c="3"/>set &lt;M-d&gt;=^[d</text:p>
      <text:p text:style-name="P4"><text:tab/>endif</text:p>
      <text:p text:style-name="P4"><text:tab/>" I use alt-f to map 'find s' to keep my habit on windows</text:p>
      <text:p text:style-name="P4"><text:tab/>" then i must use alt-o not alt-f to map 'find f'</text:p>
      <text:p text:style-name="P4"><text:tab/>nnoremap &lt;M-f&gt; :cs find s &lt;C-R&gt;=expand("&lt;cword&gt;")&lt;CR&gt;&lt;CR&gt;</text:p>
      <text:p text:style-name="P4"><text:tab/>nnoremap &lt;M-g&gt; :cs find g &lt;C-R&gt;=expand("&lt;cword&gt;")&lt;CR&gt;&lt;CR&gt;</text:p>
      <text:p text:style-name="P4"><text:tab/>nnoremap &lt;M-c&gt; :cs find c &lt;C-R&gt;=expand("&lt;cword&gt;")&lt;CR&gt;&lt;CR&gt;</text:p>
      <text:p text:style-name="P4"><text:tab/>nnoremap &lt;M-t&gt; :cs find t &lt;C-R&gt;=expand("&lt;cword&gt;")&lt;CR&gt;&lt;CR&gt;</text:p>
      <text:p text:style-name="P4"><text:tab/>nnoremap &lt;M-e&gt; :cs find e &lt;C-R&gt;=expand("&lt;cword&gt;")&lt;CR&gt;&lt;CR&gt;</text:p>
      <text:p text:style-name="P4"><text:tab/>nnoremap &lt;M-o&gt; :cs find f &lt;C-R&gt;=expand("&lt;cfile&gt;")&lt;CR&gt;&lt;CR&gt;</text:p>
      <text:p text:style-name="P4"><text:tab/>nnoremap &lt;M-i&gt; :cs find i &lt;C-R&gt;=expand("&lt;cfile&gt;")&lt;CR&gt;&lt;CR&gt;</text:p>
      <text:p text:style-name="P4"><text:tab/>nnoremap &lt;M-d&gt; :cs find d &lt;C-R&gt;=expand("&lt;cword&gt;")&lt;CR&gt;&lt;CR&gt;</text:p>
      <text:p text:style-name="P4"/>
      <text:p text:style-name="P4">使用：</text:p>
      <text:p text:style-name="P4"><text:tab/>game/egm/yourgame/ 下运行create_cscope，会生成四个文件cscope.files, cscope.in.out <text:tab/>cscope.out, cscope.po.out</text:p>
      <text:p text:style-name="P4"><text:tab/>打开源文件</text:p>
      <text:p text:style-name="P4"><text:tab/>按alt-g 跳转到符号定义处</text:p>
      <text:p text:style-name="P4"><text:tab/>按alt-f 查找所有当前符号的引用</text:p>
      <text:p text:style-name="P4"><text:tab/>按alt-o 打开头文件</text:p>
      <text:p text:style-name="P4"><text:tab/>…...</text:p>
      <text:p text:style-name="P4"><text:tab/>按ctrl+\+g 同alt-g但会在新的窗口中显示搜索结果</text:p>
      <text:p text:style-name="P4"/>
      <text:p text:style-name="P4"><text:tab/>我定义的快捷键和网上给出的参考有些不同，我是为了保持vs下我习惯的快捷键用法</text:p>
      <text:p text:style-name="P4"><text:tab/>你可以根据自己的情况修改适合自己的快捷键</text:p>
      <text:p text:style-name="P4"><text:soft-page-break/>窗口布局和文件浏览</text:p>
      <text:p text:style-name="P4">七、NERDTree</text:p>
      <text:p text:style-name="P4">安装：</text:p>
      <text:p text:style-name="P2"><text:span text:style-name="T3"><text:tab/> 在~/.vim/bundle/ 目录下 运行 git clone </text:span><text:a xlink:type="simple" xlink:href="https://github.com/scrooloose/nerdtree.git">https://github.com/scrooloose/nerdtree.git</text:a></text:p>
      <text:p text:style-name="P4">配置：</text:p>
      <text:p text:style-name="P4"><text:tab/>在~/.vimrc 里添加如下内容：</text:p>
      <text:p text:style-name="P4"><text:tab/>nnoremap &lt;silent&gt; &lt;F9&gt; :NERDTreeToggle&lt;CR&gt;</text:p>
      <text:p text:style-name="P4">使用：</text:p>
      <text:p text:style-name="P4"><text:tab/>按F9打开NERDTree</text:p>
      <text:p text:style-name="P4"/>
      <text:p text:style-name="P4">八、MiniBufExplorer</text:p>
      <text:p text:style-name="P4">安装：</text:p>
      <text:p text:style-name="P2"><text:span text:style-name="T3"><text:tab/> 在~/.vim/bundle/ 目录下 运行 git clone </text:span><text:a xlink:type="simple" xlink:href="https://github.com/vim-scripts/minibufexplorerpp.git">https://github.com/vim-scripts/minibufexplorerpp.git</text:a></text:p>
      <text:p text:style-name="P4">配置：</text:p>
      <text:p text:style-name="P4"><text:tab/>在~/.vimrc里添加如下内容：</text:p>
      <text:p text:style-name="P4"><text:tab/>let g:miniBufExplMapWindowNavVim = 1 <text:s text:c="3"/>" enable the optional mapping of Control+[hjkl] </text:p>
      <text:p text:style-name="P4"><text:tab/>let g:miniBufExplMapWindowNavArrows = 0 " enable the optional mapping of Control+Arrow keys</text:p>
      <text:p text:style-name="P4"><text:tab/>let g:miniBufExplMapCTabSwitchBufs = 1 <text:s/>" enable the optional mapping of &lt;C-TAB&gt; and &lt;C-S-TAB&gt;</text:p>
      <text:p text:style-name="P4"><text:tab/>let g:miniBufExplModSelTarget = 1 <text:s text:c="6"/>" if use other explores like Taglis <text:s/></text:p>
      <text:p text:style-name="P4"><text:tab/>let g:miniBufExplSplitBelow=0 <text:s text:c="10"/>" New window be opened above current window</text:p>
      <text:p text:style-name="P4"><text:tab/>let g:miniBufExplorerMoreThanOne=0 <text:s text:c="5"/>" set to 0 will always open MBE</text:p>
      <text:p text:style-name="P4"/>
      <text:p text:style-name="P4">使用：</text:p>
      <text:p text:style-name="P4"><text:tab/>按ctrl-hjkl 分别跳转的左/上/下/右窗口</text:p>
      <text:p text:style-name="P4"><text:tab/>按ctrl-tab/ctrl-shift-tab跳转上一个/下一个buffer</text:p>
      <text:p text:style-name="P4"><text:tab/>可以双击标签打开对应buffer</text:p>
      <text:p text:style-name="P4"/>
      <text:p text:style-name="P4">九、帮助</text:p>
      <text:p text:style-name="P4">在vim中运行 call pathogen#helptags()</text:p>
      <text:p text:style-name="P4">pathogen会帮我们把所有已安装的plugin生成帮助文档。</text:p>
      <text:p text:style-name="P4">可以在vim 中输入：h omnicppcomplete 查看omnicppcomplete的帮助</text:p>
      <text:p text:style-name="P4"/>
      <text:p text:style-name="P4">十、调试</text:p>
      <text:p text:style-name="P4">clewn 集成了gdb调试到gvim中</text:p>
      <text:p text:style-name="P4">安装：</text:p>
      <text:p text:style-name="P4"><text:soft-page-break/><text:tab/>下载clewn-1.15安装包 <text:a xlink:type="simple" xlink:href="http://sourceforge.net/projects/clewn/files/clewn/">http://sourceforge.net/projects/clewn/files/clewn/</text:a></text:p>
      <text:p text:style-name="P4"><text:tab/>解压安装包，并打开configure 文件，注释掉3419 – 3430行</text:p>
      <text:p text:style-name="P4"><text:tab/>运行：</text:p>
      <text:p text:style-name="P4"><text:tab/><text:tab/>./configure</text:p>
      <text:p text:style-name="P4"><text:tab/><text:tab/>make</text:p>
      <text:p text:style-name="P4"><text:tab/><text:tab/>make isntall</text:p>
      <text:p text:style-name="P4"><text:tab/>在~/.vim/bundle/中运行 git clone <text:a xlink:type="simple" xlink:href="https://github.com/lekv/vim-clewn.git">https://github.com/lekv/vim-clewn.git</text:a></text:p>
      <text:p text:style-name="P4">使用：</text:p>
      <text:p text:style-name="P4"><text:tab/>在egm 目录下运行</text:p>
      <text:p text:style-name="P4"><text:tab/>clewn -gc ./run_gc -va XXX.c</text:p>
      <text:p text:style-name="P4"><text:tab/>clewn会打开gdb和你要调试的.c文件</text:p>
      <text:p text:style-name="P4"><text:tab/>在gvim中按ctrl-b 加断点，ctrl-n 下一步，S 进入</text:p>
      <text:p text:style-name="P4"><text:tab/>更多使用请参考:help clewn</text:p>
      <text:p text:style-name="P4"><text:tab/></text:p>
      <text:p text:style-name="P4"><text:tab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12:39:45</meta:creation-date>
    <dc:date>2013-04-15T09:35:29</dc:date>
    <meta:editing-duration>PT1H28M41S</meta:editing-duration>
    <meta:editing-cycles>13</meta:editing-cycles>
    <meta:generator>LibreOffice/3.5$Linux_x86 LibreOffice_project/350m1$Build-413</meta:generator>
    <meta:document-statistic meta:table-count="0" meta:image-count="0" meta:object-count="0" meta:page-count="6" meta:paragraph-count="191" meta:word-count="1128" meta:character-count="7133" meta:non-whitespace-character-count="6600"/>
  </office:meta>
</office:document-meta>
</file>